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invoice')</text:text-input><text:text-input text:description="">setLang(invoice.party.lang and invoice.party.lang.code or 'en_US')</text:text-input></text:p>
      <text:p text:style-name="P1"><text:text-input text:description="">invoice.party.type and invoice.party.type.name or '' + invoice.party.name</text:text-input></text:p>
      <text:p text:style-name="P1"><text:text-input text:description="">invoice.invoice_address.name or ''</text:text-input></text:p>
      <text:p text:style-name="P1"><text:text-input text:description="">invoice.invoice_address.street or ''</text:text-input></text:p>
      <text:p text:style-name="P1"><text:text-input text:description="">invoice.invoice_address.streetbis or removeParentNode()</text:text-input></text:p>
      <text:p text:style-name="P1"><text:text-input text:description="">(invoice.invoice_address.zip or '') + (invoice.invoice_address.city or '')</text:text-input></text:p>
      <text:p text:style-name="P1"><text:text-input text:description="">invoice.invoice_address.state and invoice.invoice_address_state.name or ''</text:text-input></text:p>
      <text:p text:style-name="P1"><text:text-input text:description="">invoice.invoice_address.country and invoice.invoice_address.country.name or ''</text:text-input></text:p>
      <text:p text:style-name="P1">VAT: <text:text-input text:description="">invoice.party.vat_number or removeParentNode()</text:text-input></text:p>
      <text:p text:style-name="P1"><text:text-input text:description="">invoice.invoice_address.streetbis and removeParentNode()</text:text-input></text:p>
      <text:h text:style-name="P6" text:outline-level="1"><text:text-input text:description="">invoice.type_name</text:text-input><text:text-input text:description="">invoice.state == 'proforma' and ' ' + invoice.state or ''</text:text-input><text:text-input text:description="">invoice.number and ' ' + invoice.number or ''</text:text-input></text:h>
      <text:p text:style-name="Text_20_body">Description: <text:text-input text:description="">invoice.description</text:text-input><text:line-break/>Date: <text:text-input text:description="">formatLang(invoice.invoic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invoic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invoic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invoice.currency.digits) + ' ' + invoice.currency.name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text-input text:description="">RepeatIn(invoice.taxes, 'tax')</text:text-input><text:text-input text:description="">tax.description</text:text-input></text:p>
                </table:table-cell>
                <table:table-cell table:style-name="Table3.A2" office:value-type="string">
                  <text:p text:style-name="P4"><text:text-input text:description="">formatLang(tax.base, digits=invoice.currency.digits) + ' ' + invoice.currency.name</text:text-input></text:p>
                </table:table-cell>
                <table:table-cell table:style-name="Table3.C2" office:value-type="string">
                  <text:p text:style-name="P4"><text:text-input text:description="">formatLang(tax.amount, digits=invoice.currency.digits) + ' ' + invoice.currency.name</text:text-input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invoice.untaxed_amount, digits=invoice.currency.digits) + ' ' + invoic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invoice.tax_amount, digits=invoice.currency.digits) + ' ' + invoic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invoice.total_amount, digits=invoice.currency.digits) + ' ' + invoic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<text:text-input text:description="">invoice.move and '' or removeParentNode('table')</text:text-input>Payment Term</text:p>
              <text:p text:style-name="Text_20_body"><text:text-input text:description="">invoice.payment_term.description or removeParentNode('p')</text:text-input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office:value-type="string">
            <text:p text:style-name="Table_20_Contents"><text:text-input text:description="">RepeatIn(invoice.payment_lines, 'line')</text:text-input><text:text-input text:description="">formatLang(line.maturity_date, date=True)</text:text-input></text:p>
          </table:table-cell>
          <table:table-cell table:style-name="Table5.B3" office:value-type="string">
            <text:p text:style-name="P4"><text:text-input text:description="">(line.amount_second_currency and formatLang(line.amount_second_currency, digits=invoice.currency.digits) or formatLang(line.debit - line.credit, digits=invoice.currency.digits)) + ' ' + invoice.currency.name</text:text-input></text:p>
          </table:table-cell>
        </table:table-row>
      </table:table>
      <text:p text:style-name="Text_20_body"><text:text-input text:description="">invoic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7T15:27:19</meta:creation-date>
    <dc:date>2008-06-07T15:27:21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1" meta:word-count="21" meta:character-count="168"/>
  </office:meta>
</office:document-meta>
</file>